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T Com 45 Light" svg:font-family="'Frutiger LT Com 45 Light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paragraph-rsid="00089806" style:font-weight-asian="bold" style:font-weight-complex="bold"/>
    </style:style>
    <style:style style:name="P4" style:family="paragraph" style:parent-style-name="Standard">
      <style:text-properties style:font-name="Arial" officeooo:paragraph-rsid="00089806"/>
    </style:style>
    <style:style style:name="T1" style:family="text">
      <style:text-properties style:font-name="Frutiger LT Com 45 Ligh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13.10.2022</text:p>
      <text:p text:style-name="P1">Günter Saur</text:p>
      <text:p text:style-name="P1">Hohenzollernstr. 17</text:p>
      <text:p text:style-name="P1">76135 Karlsruhe</text:p>
      <text:p text:style-name="P1">E-Mail: guentersaur76@web.de</text:p>
      <text:p text:style-name="P1">Telefon: 0721 34062</text:p>
      <text:p text:style-name="P1"/>
      <text:p text:style-name="P1"/>
      <text:p text:style-name="P1"/>
      <text:p text:style-name="P1">Fraunhofer IOSB</text:p>
      <text:p text:style-name="P1">Abt. VID</text:p>
      <text:p text:style-name="P1">z.Hd. Norbert Heinze</text:p>
      <text:p text:style-name="P1">Fraunhoferstraße 1</text:p>
      <text:p text:style-name="P1">76131 Karlsruhe</text:p>
      <text:p text:style-name="P1"/>
      <text:p text:style-name="P1"/>
      <text:p text:style-name="P1"/>
      <text:p text:style-name="P2">Angebot</text:p>
      <text:p text:style-name="P1"/>
      <text:p text:style-name="P1">Sehr geehrte Damen und Herren,</text:p>
      <text:p text:style-name="P1"/>
      <text:p text:style-name="P1">für die Bildauswertung in Luftbildaufnahmen kann ich Ihnen folgende Beratungsleistung anbieten:</text:p>
      <text:p text:style-name="P1"/>
      <text:p text:style-name="P1">Titel:</text:p>
      <text:p text:style-name="P2">Beratung bzgl. Bewertung von Videoauswerteverfahren für UAS und Video Change Detection</text:p>
      <text:p text:style-name="P1"/>
      <text:p text:style-name="P2">Umfang: 10h/Monat</text:p>
      <text:p text:style-name="P3">Kosten/h: 50 Euro <text:span text:style-name="T1">zuzüglich gesetzliche Umsatzsteuer</text:span></text:p>
      <text:p text:style-name="P2">Zeitraum ist 1.12.2022 - 30.11.2023</text:p>
      <text:p text:style-name="P1"/>
      <text:p text:style-name="P4">Zahlungsweise: Monatlich</text:p>
      <text:p text:style-name="P4"><text:span text:style-name="T1">Rechnungen werden aufgrund der Kleinunternehmerregelung umsatzsteuerfrei gestellt.</text:span></text:p>
      <text:p text:style-name="P4"/>
      <text:p text:style-name="P1"/>
      <text:p text:style-name="P1">Mein Fragebogen zur Selbständigkeit wird beigelegt.</text:p>
      <text:p text:style-name="P1"/>
      <text:p text:style-name="P1">Über Ihren Auftrag würde ich mich sehr freuen.</text:p>
      <text:p text:style-name="P1">Mit freundlichen Grüßen,</text:p>
      <text:p text:style-name="P1"/>
      <text:p text:style-name="P1"/>
      <text:p text:style-name="P1"/>
      <text:p text:style-name="P1"/>
      <text:p text:style-name="P1"/>
      <text:p text:style-name="P1">gez. Günter Saur</text:p>
      <text:p text:style-name="P1"/>
      <text:p text:style-name="P1">________________________________</text:p>
      <text:p text:style-name="P1">Bankverbindung: DE44 6609 0800 0003 8801 25 / GENODE61BB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T Com 45 Light" svg:font-family="'Frutiger LT Com 45 Light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3:16:30.976652219</meta:creation-date>
    <dc:date>2022-11-21T13:22:02.357746813</dc:date>
    <meta:editing-duration>PT5M35S</meta:editing-duration>
    <meta:editing-cycles>1</meta:editing-cycles>
    <meta:document-statistic meta:table-count="0" meta:image-count="0" meta:object-count="0" meta:page-count="1" meta:paragraph-count="27" meta:word-count="104" meta:character-count="849" meta:non-whitespace-character-count="761"/>
    <meta:generator>LibreOffice/6.4.7.2$Linux_X86_64 LibreOffice_project/40$Build-2</meta:generator>
  </office:meta>
</office:document-meta>
</file>